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icrosoft YaHei" svg:font-family="'Microsoft YaHe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022" officeooo:paragraph-rsid="00018022"/>
    </style:style>
    <style:style style:name="P2" style:family="paragraph" style:parent-style-name="Standard">
      <style:text-properties fo:font-variant="normal" fo:text-transform="none" fo:color="#999999" fo:letter-spacing="normal" officeooo:rsid="00018022" officeooo:paragraph-rsid="00018022"/>
    </style:style>
    <style:style style:name="P3" style:family="paragraph" style:parent-style-name="Preformatted_20_Text">
      <style:text-properties fo:font-variant="normal" fo:text-transform="none" fo:color="#333333" style:font-name="Monaco" fo:font-size="9.75pt" fo:letter-spacing="normal" fo:font-weight="normal" officeooo:rsid="00018022" officeooo:paragraph-rsid="00018022" loext:padding="0cm" loext:border="none"/>
    </style:style>
    <style:style style:name="T1" style:family="text">
      <style:text-properties fo:font-variant="normal" fo:text-transform="none" fo:color="#000000" style:font-name="Microsoft YaHei" fo:font-size="9pt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000000" style:font-name="Microsoft YaHei" fo:font-size="9pt" fo:letter-spacing="normal" fo:font-style="normal" fo:font-weight="normal" fo:background-color="#ffffff" loext:char-shading-value="0" style:font-name-asian="Microsoft YaHei" style:font-size-asian="10.5pt" style:font-style-asian="normal" style:font-weight-asian="normal" loext:padding="0cm" loext:border="none"/>
    </style:style>
    <style:style style:name="T3" style:family="text">
      <style:text-properties fo:font-variant="normal" fo:text-transform="none" fo:color="#000000" fo:letter-spacing="normal" fo:background-color="#ffffff" loext:char-shading-value="0" loext:padding="0cm" loext:border="none"/>
    </style:style>
    <style:style style:name="T4" style:family="text">
      <style:text-properties fo:font-variant="normal" fo:text-transform="none" fo:color="#ff0000" style:font-name="Microsoft YaHei" fo:font-size="9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0000ff" style:font-name="Microsoft YaHei" fo:font-size="9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993300" style:font-name="Microsoft YaHei" fo:font-size="9pt" fo:letter-spacing="normal" fo:font-style="normal" fo:font-weight="bold" fo:background-color="#ffffff" loext:char-shading-value="0" loext:padding="0cm" loext:border="none"/>
    </style:style>
    <style:style style:name="T7" style:family="text">
      <style:text-properties fo:color="#000000" style:font-name="Microsoft YaHei" fo:font-size="9pt" fo:font-style="normal" fo:font-weight="normal" fo:background-color="#ffffff" loext:char-shading-value="0" style:font-name-asian="Microsoft YaHei" style:font-size-asian="10.5pt" style:font-style-asian="normal" style:font-weight-asian="normal" loext:padding="0cm" loext:border="none"/>
    </style:style>
    <style:style style:name="T8" style:family="text">
      <style:text-properties fo:color="#000000" style:font-name="Microsoft YaHei" fo:font-size="10.5pt" fo:font-style="normal" fo:font-weight="normal" fo:background-color="#fffff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 禁用guest账户的方法</text:p>
      <text:p text:style-name="P1"/>
      <text:p text:style-name="P1"><text:span text:style-name="T1">sudo sh -c 'printf "[SeatDefaults]\</text:span><text:span text:style-name="T4">nallow-guest</text:span><text:span text:style-name="T1">=</text:span><text:span text:style-name="T5">false</text:span><text:span text:style-name="T1">\n" </text:span><text:span text:style-name="T6">&gt;</text:span><text:span text:style-name="T3"> </text:span><text:span text:style-name="T1">/etc/lightdm/lightdm.conf.d/50-no-guest.conf' </text:span></text:p>
      <text:p text:style-name="P1"><text:span text:style-name="T1"/></text:p>
      <text:p text:style-name="P1"><text:span text:style-name="T1"/></text:p>
      <text:p text:style-name="P2"><text:span text:style-name="T7">如果没有</text:span><text:span text:style-name="T8">/etc/lightdm/lightdm.conf.d</text:span><text:span text:style-name="T7">目录需要先建立这个目录：</text:span></text:p>
      <text:p text:style-name="P3">sudo mkdir /etc/lightdm/lightdm.conf.d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icrosoft YaHei" svg:font-family="'Microsoft YaHe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01:15:12.168032649</meta:creation-date>
    <dc:date>2017-05-21T01:16:07.006193099</dc:date>
    <meta:editing-duration>PT55S</meta:editing-duration>
    <meta:editing-cycles>1</meta:editing-cycles>
    <meta:document-statistic meta:table-count="0" meta:image-count="0" meta:object-count="0" meta:page-count="1" meta:paragraph-count="4" meta:word-count="36" meta:character-count="205" meta:non-whitespace-character-count="195"/>
    <meta:generator>LibreOffice/5.1.4.2$Linux_X86_64 LibreOffice_project/10m0$Build-2</meta:generator>
  </office:meta>
</office:document-meta>
</file>